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C">
            <text:p>C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Model with two transport reactions. Note the external concentration of CO2 doesn't influence here the turnover time of CO2 excretion reaction">
            <text:p>Model with two transport reactions. Note the external concentration of CO2 doesn't influence here the turnover time of CO2 excretion reaction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</table:table>
      <table:table table:name="M">
        <table:table-row>
          <table:table-cell/>
          <table:table-cell table:style-name="pd1" office:value-type="string" office:string-value="G transport">
            <text:p>G transport</text:p>
          </table:table-cell>
          <table:table-cell table:style-name="pd1" office:value-type="string" office:string-value="CO2 excretion">
            <text:p>CO2 excretion</text:p>
          </table:table-cell>
          <table:table-cell table:style-name="pd1" office:value-type="string" office:string-value="AA production">
            <text:p>AA production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CO2">
            <text:p>x_CO2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O2">
            <text:p>CO2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-1.0">
            <text:p>-1.0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G transport">
            <text:p>G transport</text:p>
          </table:table-cell>
          <table:table-cell table:style-name="pd1" office:value-type="string" office:string-value="CO2 excretion">
            <text:p>CO2 excretion</text:p>
          </table:table-cell>
          <table:table-cell table:style-name="pd1" office:value-type="string" office:string-value="AA production">
            <text:p>AA production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10.0">
            <text:p>10.0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G transport">
            <text:p>G transport</text:p>
          </table:table-cell>
          <table:table-cell table:style-name="pd1" office:value-type="string" office:string-value="CO2 excretion">
            <text:p>CO2 excretion</text:p>
          </table:table-cell>
          <table:table-cell table:style-name="pd1" office:value-type="string" office:string-value="AA production">
            <text:p>AA production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CO2">
            <text:p>x_CO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O2">
            <text:p>CO2</text:p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0.0">
            <text:p>100.0</text:p>
          </table:table-cell>
          <table:table-cell office:value-type="float" office:value="66.66666666666667">
            <text:p>66.66666666666667</text:p>
          </table:table-cell>
          <table:table-cell office:value-type="float" office:value="44.44444444444445">
            <text:p>44.44444444444445</text:p>
          </table:table-cell>
          <table:table-cell office:value-type="float" office:value="29.62962962962964">
            <text:p>29.62962962962964</text:p>
          </table:table-cell>
          <table:table-cell office:value-type="float" office:value="19.75308641975309">
            <text:p>19.75308641975309</text:p>
          </table:table-cell>
          <table:table-cell office:value-type="float" office:value="13.16872427983539">
            <text:p>13.16872427983539</text:p>
          </table:table-cell>
          <table:table-cell office:value-type="float" office:value="8.779149519890263">
            <text:p>8.779149519890263</text:p>
          </table:table-cell>
          <table:table-cell office:value-type="float" office:value="5.852766346593508">
            <text:p>5.852766346593508</text:p>
          </table:table-cell>
          <table:table-cell office:value-type="float" office:value="3.901844231062339">
            <text:p>3.901844231062339</text:p>
          </table:table-cell>
          <table:table-cell office:value-type="float" office:value="2.601229487374893">
            <text:p>2.601229487374893</text:p>
          </table:table-cell>
          <table:table-cell office:value-type="float" office:value="1.734152991583262">
            <text:p>1.734152991583262</text:p>
          </table:table-cell>
          <table:table-cell office:value-type="float" office:value="1.156101994388841">
            <text:p>1.156101994388841</text:p>
          </table:table-cell>
          <table:table-cell office:value-type="float" office:value="0.7707346629258942">
            <text:p>0.7707346629258942</text:p>
          </table:table-cell>
          <table:table-cell office:value-type="float" office:value="0.5138231086172628">
            <text:p>0.5138231086172628</text:p>
          </table:table-cell>
          <table:table-cell office:value-type="float" office:value="0.3425487390781752">
            <text:p>0.3425487390781752</text:p>
          </table:table-cell>
          <table:table-cell office:value-type="float" office:value="0.2283658260521167">
            <text:p>0.2283658260521167</text:p>
          </table:table-cell>
          <table:table-cell office:value-type="float" office:value="0.1522438840347445">
            <text:p>0.1522438840347445</text:p>
          </table:table-cell>
          <table:table-cell office:value-type="float" office:value="0.1014959226898296">
            <text:p>0.1014959226898296</text:p>
          </table:table-cell>
          <table:table-cell office:value-type="float" office:value="0.0676639484598864">
            <text:p>0.0676639484598864</text:p>
          </table:table-cell>
          <table:table-cell office:value-type="float" office:value="0.0451092989732576">
            <text:p>0.0451092989732576</text:p>
          </table:table-cell>
          <table:table-cell office:value-type="float" office:value="0.0300728659821717">
            <text:p>0.0300728659821717</text:p>
          </table:table-cell>
          <table:table-cell office:value-type="float" office:value="0.0200485773214478">
            <text:p>0.0200485773214478</text:p>
          </table:table-cell>
          <table:table-cell office:value-type="float" office:value="0.0133657182142985">
            <text:p>0.0133657182142985</text:p>
          </table:table-cell>
          <table:table-cell office:value-type="float" office:value="0.0089104788095323">
            <text:p>0.0089104788095323</text:p>
          </table:table-cell>
          <table:table-cell office:value-type="float" office:value="0.0059403192063549">
            <text:p>0.0059403192063549</text:p>
          </table:table-cell>
        </table:table-row>
        <table:table-row>
          <table:table-cell table:style-name="pd1" office:value-type="string" office:string-value="x_CO2">
            <text:p>x_CO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</table:table>
      <table:table table:name="q">
        <table:table-row>
          <table:table-cell/>
          <table:table-cell table:style-name="pd1" office:value-type="string" office:string-value="G transport">
            <text:p>G transport</text:p>
          </table:table-cell>
          <table:table-cell table:style-name="pd1" office:value-type="string" office:string-value="CO2 excretion">
            <text:p>CO2 excretion</text:p>
          </table:table-cell>
          <table:table-cell table:style-name="pd1" office:value-type="string" office:string-value="AA production">
            <text:p>AA production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1.0000000001">
            <text:p>1.0000000001</text:p>
          </table:table-cell>
          <table:table-cell office:value-type="float" office:value="1e-10">
            <text:p>1e-10</text:p>
          </table:table-cell>
          <table:table-cell office:value-type="float" office:value="0.8179878118805237">
            <text:p>0.8179878118805237</text:p>
          </table:table-cell>
          <table:table-cell office:value-type="float" office:value="0.5950000000000004">
            <text:p>0.5950000000000004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1.172612750133798">
            <text:p>1.172612750133798</text:p>
          </table:table-cell>
          <table:table-cell office:value-type="float" office:value="0.17261275013379804">
            <text:p>0.17261275013379804</text:p>
          </table:table-cell>
          <table:table-cell office:value-type="float" office:value="1.026419888503953">
            <text:p>1.026419888503953</text:p>
          </table:table-cell>
          <table:table-cell office:value-type="float" office:value="0.7222752631290243">
            <text:p>0.7222752631290243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1.173441157118525">
            <text:p>1.173441157118525</text:p>
          </table:table-cell>
          <table:table-cell office:value-type="float" office:value="0.17344115711852498">
            <text:p>0.17344115711852498</text:p>
          </table:table-cell>
          <table:table-cell office:value-type="float" office:value="1.0294408282243566">
            <text:p>1.0294408282243566</text:p>
          </table:table-cell>
          <table:table-cell office:value-type="float" office:value="0.7254246367331898">
            <text:p>0.7254246367331898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1.1746167998976098">
            <text:p>1.1746167998976098</text:p>
          </table:table-cell>
          <table:table-cell office:value-type="float" office:value="0.1746167998976097">
            <text:p>0.1746167998976097</text:p>
          </table:table-cell>
          <table:table-cell office:value-type="float" office:value="1.0337124637224329">
            <text:p>1.0337124637224329</text:p>
          </table:table-cell>
          <table:table-cell office:value-type="float" office:value="0.7299099569528226">
            <text:p>0.7299099569528226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1.1762468021244608">
            <text:p>1.1762468021244608</text:p>
          </table:table-cell>
          <table:table-cell office:value-type="float" office:value="0.17624680212446084">
            <text:p>0.17624680212446084</text:p>
          </table:table-cell>
          <table:table-cell office:value-type="float" office:value="1.0396044976024126">
            <text:p>1.0396044976024126</text:p>
          </table:table-cell>
          <table:table-cell office:value-type="float" office:value="0.7361595021426418">
            <text:p>0.7361595021426418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1.1784382822542043">
            <text:p>1.1784382822542043</text:p>
          </table:table-cell>
          <table:table-cell office:value-type="float" office:value="0.17843828225420427">
            <text:p>0.17843828225420427</text:p>
          </table:table-cell>
          <table:table-cell office:value-type="float" office:value="1.0474697997519076">
            <text:p>1.0474697997519076</text:p>
          </table:table-cell>
          <table:table-cell office:value-type="float" office:value="0.7446181126670945">
            <text:p>0.7446181126670945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1.1812727224352">
            <text:p>1.1812727224352</text:p>
          </table:table-cell>
          <table:table-cell office:value-type="float" office:value="0.18127272243520007">
            <text:p>0.18127272243520007</text:p>
          </table:table-cell>
          <table:table-cell office:value-type="float" office:value="1.0575458023170101">
            <text:p>1.0575458023170101</text:p>
          </table:table-cell>
          <table:table-cell office:value-type="float" office:value="0.7556535415062368">
            <text:p>0.7556535415062368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1.1847740861095615">
            <text:p>1.1847740861095615</text:p>
          </table:table-cell>
          <table:table-cell office:value-type="float" office:value="0.1847740861095615">
            <text:p>0.1847740861095615</text:p>
          </table:table-cell>
          <table:table-cell office:value-type="float" office:value="1.0698391928901883">
            <text:p>1.0698391928901883</text:p>
          </table:table-cell>
          <table:table-cell office:value-type="float" office:value="0.769429929008523">
            <text:p>0.769429929008523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1.1888840041107074">
            <text:p>1.1888840041107074</text:p>
          </table:table-cell>
          <table:table-cell office:value-type="float" office:value="0.1888840041107074">
            <text:p>0.1888840041107074</text:p>
          </table:table-cell>
          <table:table-cell office:value-type="float" office:value="1.08404844718112">
            <text:p>1.08404844718112</text:p>
          </table:table-cell>
          <table:table-cell office:value-type="float" office:value="0.785792972125472">
            <text:p>0.785792972125472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1.193460400850392">
            <text:p>1.193460400850392</text:p>
          </table:table-cell>
          <table:table-cell office:value-type="float" office:value="0.19346040085039196">
            <text:p>0.19346040085039196</text:p>
          </table:table-cell>
          <table:table-cell office:value-type="float" office:value="1.0995822598274274">
            <text:p>1.0995822598274274</text:p>
          </table:table-cell>
          <table:table-cell office:value-type="float" office:value="0.8042302174624509">
            <text:p>0.8042302174624509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1.1983046010193406">
            <text:p>1.1983046010193406</text:p>
          </table:table-cell>
          <table:table-cell office:value-type="float" office:value="0.19830460101934064">
            <text:p>0.19830460101934064</text:p>
          </table:table-cell>
          <table:table-cell office:value-type="float" office:value="1.1156823387958452">
            <text:p>1.1156823387958452</text:p>
          </table:table-cell>
          <table:table-cell office:value-type="float" office:value="0.8239435473975734">
            <text:p>0.8239435473975734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1.2032049455111462">
            <text:p>1.2032049455111462</text:p>
          </table:table-cell>
          <table:table-cell office:value-type="float" office:value="0.20320494551114615">
            <text:p>0.20320494551114615</text:p>
          </table:table-cell>
          <table:table-cell office:value-type="float" office:value="1.1315931758906965">
            <text:p>1.1315931758906965</text:p>
          </table:table-cell>
          <table:table-cell office:value-type="float" office:value="0.8440110350735149">
            <text:p>0.8440110350735149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1.2079765725015943">
            <text:p>1.2079765725015943</text:p>
          </table:table-cell>
          <table:table-cell office:value-type="float" office:value="0.2079765725015942">
            <text:p>0.2079765725015942</text:p>
          </table:table-cell>
          <table:table-cell office:value-type="float" office:value="1.1466999340888584">
            <text:p>1.1466999340888584</text:p>
          </table:table-cell>
          <table:table-cell office:value-type="float" office:value="0.8635678083393316">
            <text:p>0.8635678083393316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1.2124838109771572">
            <text:p>1.2124838109771572</text:p>
          </table:table-cell>
          <table:table-cell office:value-type="float" office:value="0.2124838109771573">
            <text:p>0.2124838109771573</text:p>
          </table:table-cell>
          <table:table-cell office:value-type="float" office:value="1.1605916184265697">
            <text:p>1.1605916184265697</text:p>
          </table:table-cell>
          <table:table-cell office:value-type="float" office:value="0.8819372285251298">
            <text:p>0.8819372285251298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1.2166440135612482">
            <text:p>1.2166440135612482</text:p>
          </table:table-cell>
          <table:table-cell office:value-type="float" office:value="0.21664401356124813">
            <text:p>0.21664401356124813</text:p>
          </table:table-cell>
          <table:table-cell office:value-type="float" office:value="1.173056002083546">
            <text:p>1.173056002083546</text:p>
          </table:table-cell>
          <table:table-cell office:value-type="float" office:value="0.8986832258738783">
            <text:p>0.8986832258738783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1.220419449873797">
            <text:p>1.220419449873797</text:p>
          </table:table-cell>
          <table:table-cell office:value-type="float" office:value="0.22041944987379697">
            <text:p>0.22041944987379697</text:p>
          </table:table-cell>
          <table:table-cell office:value-type="float" office:value="1.184037109342209">
            <text:p>1.184037109342209</text:p>
          </table:table-cell>
          <table:table-cell office:value-type="float" office:value="0.9135958571177525">
            <text:p>0.9135958571177525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1.2238050340373194">
            <text:p>1.2238050340373194</text:p>
          </table:table-cell>
          <table:table-cell office:value-type="float" office:value="0.2238050340373195">
            <text:p>0.2238050340373195</text:p>
          </table:table-cell>
          <table:table-cell office:value-type="float" office:value="1.1935840009084382">
            <text:p>1.1935840009084382</text:p>
          </table:table-cell>
          <table:table-cell office:value-type="float" office:value="0.9266410705919116">
            <text:p>0.9266410705919116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1.2268162677288628">
            <text:p>1.2268162677288628</text:p>
          </table:table-cell>
          <table:table-cell office:value-type="float" office:value="0.22681626772886282">
            <text:p>0.22681626772886282</text:p>
          </table:table-cell>
          <table:table-cell office:value-type="float" office:value="1.2018061626246006">
            <text:p>1.2018061626246006</text:p>
          </table:table-cell>
          <table:table-cell office:value-type="float" office:value="0.9379020719861534">
            <text:p>0.9379020719861534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1.2294804289679968">
            <text:p>1.2294804289679968</text:p>
          </table:table-cell>
          <table:table-cell office:value-type="float" office:value="0.22948042896799692">
            <text:p>0.22948042896799692</text:p>
          </table:table-cell>
          <table:table-cell office:value-type="float" office:value="1.2088416434971072">
            <text:p>1.2088416434971072</text:p>
          </table:table-cell>
          <table:table-cell office:value-type="float" office:value="0.9475292139673417">
            <text:p>0.9475292139673417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1.23182985032267">
            <text:p>1.23182985032267</text:p>
          </table:table-cell>
          <table:table-cell office:value-type="float" office:value="0.23182985032266995">
            <text:p>0.23182985032266995</text:p>
          </table:table-cell>
          <table:table-cell office:value-type="float" office:value="1.214835723179893">
            <text:p>1.214835723179893</text:p>
          </table:table-cell>
          <table:table-cell office:value-type="float" office:value="0.9557026821921575">
            <text:p>0.9557026821921575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1.2338980883764155">
            <text:p>1.2338980883764155</text:p>
          </table:table-cell>
          <table:table-cell office:value-type="float" office:value="0.23389808837641557">
            <text:p>0.23389808837641557</text:p>
          </table:table-cell>
          <table:table-cell office:value-type="float" office:value="1.219928806543448">
            <text:p>1.219928806543448</text:p>
          </table:table-cell>
          <table:table-cell office:value-type="float" office:value="0.9626085080627251">
            <text:p>0.9626085080627251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1.2357174184263338">
            <text:p>1.2357174184263338</text:p>
          </table:table-cell>
          <table:table-cell office:value-type="float" office:value="0.23571741842633384">
            <text:p>0.23571741842633384</text:p>
          </table:table-cell>
          <table:table-cell office:value-type="float" office:value="1.2242498237597685">
            <text:p>1.2242498237597685</text:p>
          </table:table-cell>
          <table:table-cell office:value-type="float" office:value="0.9684242585105236">
            <text:p>0.9684242585105236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1.2373180486966961">
            <text:p>1.2373180486966961</text:p>
          </table:table-cell>
          <table:table-cell office:value-type="float" office:value="0.23731804869669626">
            <text:p>0.23731804869669626</text:p>
          </table:table-cell>
          <table:table-cell office:value-type="float" office:value="1.227913946970632">
            <text:p>1.227913946970632</text:p>
          </table:table-cell>
          <table:table-cell office:value-type="float" office:value="0.9733120964898617">
            <text:p>0.9733120964898617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1.2387268920766745">
            <text:p>1.2387268920766745</text:p>
          </table:table-cell>
          <table:table-cell office:value-type="float" office:value="0.23872689207667463">
            <text:p>0.23872689207667463</text:p>
          </table:table-cell>
          <table:table-cell office:value-type="float" office:value="1.2310213347768735">
            <text:p>1.2310213347768735</text:p>
          </table:table-cell>
          <table:table-cell office:value-type="float" office:value="0.9774152809484472">
            <text:p>0.9774152809484472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1.2399681142397074">
            <text:p>1.2399681142397074</text:p>
          </table:table-cell>
          <table:table-cell office:value-type="float" office:value="0.23996811423970751">
            <text:p>0.23996811423970751</text:p>
          </table:table-cell>
          <table:table-cell office:value-type="float" office:value="1.2336584562137873">
            <text:p>1.2336584562137873</text:p>
          </table:table-cell>
          <table:table-cell office:value-type="float" office:value="0.9808583486853366">
            <text:p>0.9808583486853366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1.241062796765701">
            <text:p>1.241062796765701</text:p>
          </table:table-cell>
          <table:table-cell office:value-type="float" office:value="0.24106279676570116">
            <text:p>0.24106279676570116</text:p>
          </table:table-cell>
          <table:table-cell office:value-type="float" office:value="1.235898874591143">
            <text:p>1.235898874591143</text:p>
          </table:table-cell>
          <table:table-cell office:value-type="float" office:value="0.9837477938298228">
            <text:p>0.98374779382982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